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302cm" fo:margin-left="-0.199cm" fo:margin-top="0cm" fo:margin-bottom="0cm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Droid Sans Mono" officeooo:rsid="003643ac" officeooo:paragraph-rsid="003643a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Droid Sans Mono" officeooo:rsid="003d0455" officeooo:paragraph-rsid="003d0455"/>
    </style:style>
    <style:style style:name="P4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6" style:family="paragraph" style:parent-style-name="Text_20_body">
      <style:paragraph-properties fo:text-align="start" style:justify-single-word="false"/>
      <style:text-properties style:font-name="Open Sans" fo:font-style="normal" fo:font-weight="normal" officeooo:rsid="001d934b" officeooo:paragraph-rsid="003d045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Open Sans" officeooo:paragraph-rsid="003db595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Droid Sans Mono" fo:font-weight="bold" officeooo:paragraph-rsid="003db595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roid Sans Mono" officeooo:rsid="004610c2" officeooo:paragraph-rsid="003db595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Droid Sans Mono" officeooo:rsid="004def2d" officeooo:paragraph-rsid="003db595"/>
    </style:style>
    <style:style style:name="P11" style:family="paragraph" style:parent-style-name="Text_20_body">
      <style:paragraph-properties fo:text-align="start" style:justify-single-word="false"/>
      <style:text-properties style:font-name="Open Sans" fo:font-style="normal" fo:font-weight="normal" officeooo:rsid="003d0455" officeooo:paragraph-rsid="003d0455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Open Sans" officeooo:rsid="00358a91" officeooo:paragraph-rsid="003856a5"/>
    </style:style>
    <style:style style:name="P13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3db595" style:font-style-asian="italic" style:font-weight-asian="normal" style:font-style-complex="italic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Open Sans" officeooo:rsid="003704a7" officeooo:paragraph-rsid="003db595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Open Sans" officeooo:rsid="0043b7f9" officeooo:paragraph-rsid="003db595"/>
    </style:style>
    <style:style style:name="P16" style:family="paragraph" style:parent-style-name="Text_20_body">
      <style:paragraph-properties fo:text-align="start" style:justify-single-word="false"/>
      <style:text-properties style:font-name="Open Sans" officeooo:paragraph-rsid="003db595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358a91" officeooo:paragraph-rsid="00358a9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358a91" officeooo:paragraph-rsid="003db595"/>
    </style:style>
    <style:style style:name="P1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40ffaf" officeooo:paragraph-rsid="003db595" style:font-weight-asian="bold" style:font-weight-complex="bold"/>
    </style:style>
    <style:style style:name="P2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21" style:family="paragraph" style:parent-style-name="Heading_20_1" style:list-style-name="">
      <style:paragraph-properties fo:text-align="start" style:justify-single-word="false"/>
      <style:text-properties style:font-name="Open Sans" officeooo:paragraph-rsid="0019cd0a"/>
    </style:style>
    <style:style style:name="P22" style:family="paragraph" style:parent-style-name="Heading_20_1">
      <style:paragraph-properties fo:text-align="start" style:justify-single-word="false"/>
      <style:text-properties style:font-name="Open Sans" officeooo:paragraph-rsid="003db595"/>
    </style:style>
    <style:style style:name="P23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24" style:family="paragraph" style:parent-style-name="Heading_20_1">
      <style:paragraph-properties fo:text-align="start" style:justify-single-word="false" fo:break-before="page"/>
      <style:text-properties style:font-name="Open Sans" officeooo:paragraph-rsid="0019cd0a"/>
    </style:style>
    <style:style style:name="P25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3db595"/>
    </style:style>
    <style:style style:name="P26" style:family="paragraph" style:parent-style-name="Heading_20_2">
      <style:paragraph-properties fo:text-align="start" style:justify-single-word="false"/>
      <style:text-properties style:font-name="Open Sans" officeooo:paragraph-rsid="003db595"/>
    </style:style>
    <style:style style:name="T1" style:family="text">
      <style:text-properties style:font-name="Open Sans" fo:font-weight="bold" officeooo:rsid="003d0455" style:font-weight-asian="bold" style:font-weight-complex="bold"/>
    </style:style>
    <style:style style:name="T2" style:family="text">
      <style:text-properties style:font-name="Open Sans" fo:font-weight="bold" officeooo:rsid="003704a7" style:font-weight-asian="bold" style:font-weight-complex="bold"/>
    </style:style>
    <style:style style:name="T3" style:family="text">
      <style:text-properties style:font-name="Open Sans" fo:font-weight="bold" officeooo:rsid="003c5032" style:font-weight-asian="bold" style:font-weight-complex="bold"/>
    </style:style>
    <style:style style:name="T4" style:family="text">
      <style:text-properties style:font-name="Open Sans" fo:font-weight="bold" officeooo:rsid="0043b7f9" style:font-weight-asian="bold" style:font-weight-complex="bold"/>
    </style:style>
    <style:style style:name="T5" style:family="text">
      <style:text-properties style:font-name="Open Sans" fo:font-weight="bold" officeooo:rsid="00423905" style:font-weight-asian="bold" style:font-weight-complex="bold"/>
    </style:style>
    <style:style style:name="T6" style:family="text">
      <style:text-properties style:font-name="Open Sans" officeooo:rsid="003d0455"/>
    </style:style>
    <style:style style:name="T7" style:family="text">
      <style:text-properties style:font-name="Open Sans" officeooo:rsid="003704a7"/>
    </style:style>
    <style:style style:name="T8" style:family="text">
      <style:text-properties style:font-name="Open Sans" officeooo:rsid="00423905"/>
    </style:style>
    <style:style style:name="T9" style:family="text">
      <style:text-properties style:font-name="Open Sans" officeooo:rsid="003c5032"/>
    </style:style>
    <style:style style:name="T10" style:family="text">
      <style:text-properties style:font-name="Open Sans" officeooo:rsid="0037e528"/>
    </style:style>
    <style:style style:name="T11" style:family="text">
      <style:text-properties style:font-name="Open Sans" officeooo:rsid="0043b7f9"/>
    </style:style>
    <style:style style:name="T12" style:family="text">
      <style:text-properties style:font-name="Open Sans" officeooo:rsid="004aef48"/>
    </style:style>
    <style:style style:name="T13" style:family="text">
      <style:text-properties officeooo:rsid="002a8d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856a5" style:font-weight-asian="bold" style:font-weight-complex="bold"/>
    </style:style>
    <style:style style:name="T16" style:family="text">
      <style:text-properties fo:font-weight="bold" officeooo:rsid="003d0455" style:font-weight-asian="bold" style:font-weight-complex="bold"/>
    </style:style>
    <style:style style:name="T17" style:family="text">
      <style:text-properties fo:font-weight="bold" officeooo:rsid="0040ffaf" style:font-weight-asian="bold" style:font-weight-complex="bold"/>
    </style:style>
    <style:style style:name="T18" style:family="text">
      <style:text-properties fo:font-weight="bold" officeooo:rsid="00423905" style:font-weight-asian="bold" style:font-weight-complex="bold"/>
    </style:style>
    <style:style style:name="T19" style:family="text">
      <style:text-properties fo:font-weight="bold" officeooo:rsid="003704a7" style:font-weight-asian="bold" style:font-weight-complex="bold"/>
    </style:style>
    <style:style style:name="T20" style:family="text">
      <style:text-properties officeooo:rsid="003856a5"/>
    </style:style>
    <style:style style:name="T21" style:family="text">
      <style:text-properties officeooo:rsid="003d0455"/>
    </style:style>
    <style:style style:name="T22" style:family="text">
      <style:text-properties style:text-position="super 58%" fo:font-weight="normal" officeooo:rsid="003d0455" style:font-weight-asian="normal" style:font-weight-complex="normal"/>
    </style:style>
    <style:style style:name="T23" style:family="text">
      <style:text-properties officeooo:rsid="0040ffaf"/>
    </style:style>
    <style:style style:name="T24" style:family="text">
      <style:text-properties style:text-position="0% 100%" style:font-name="Open Sans" officeooo:rsid="00423905"/>
    </style:style>
    <style:style style:name="T25" style:family="text">
      <style:text-properties officeooo:rsid="00423905"/>
    </style:style>
    <style:style style:name="T26" style:family="text">
      <style:text-properties fo:font-weight="normal" officeooo:rsid="00423905" style:font-weight-asian="normal" style:font-weight-complex="normal"/>
    </style:style>
    <style:style style:name="T27" style:family="text">
      <style:text-properties officeooo:rsid="004fcb80"/>
    </style:style>
    <style:style style:name="T28" style:family="text">
      <style:text-properties officeooo:rsid="0050af46"/>
    </style:style>
    <style:style style:name="T29" style:family="text">
      <style:text-properties officeooo:rsid="00452f48"/>
    </style:style>
    <style:style style:name="T30" style:family="text">
      <style:text-properties officeooo:rsid="003704a7"/>
    </style:style>
    <style:style style:name="T31" style:family="text">
      <style:text-properties officeooo:rsid="00511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Warp Tech</text:p>
      <text:p text:style-name="P13">Time limit: 1 sec</text:p>
      <text:p text:style-name="P7"><text:tab/><text:span text:style-name="T23">ในห้วงอวกาศอันไกลโพ้นมีดาวเคราะห์อยู่ </text:span><text:span text:style-name="T17">N</text:span><text:span text:style-name="T23"> ดวง (แต่ละดวงกำกับด้วยหมายเลข 0 ถึง </text:span><text:span text:style-name="T17">N</text:span><text:span text:style-name="T23">-1) การเดินทางระหว่างดาวนั้นจะใช้ทางวอร์ป (Warp Portal) เรามีทางวาร์ปซึ่งเชื่อมระหว่างดาวสองดวง และเป็นทางวอร์ปที่สามารถใช้เดินทางได้ทั้งสองทิศทาง (ไปและกลับ) อยู่ </text:span><text:span text:style-name="T17">M</text:span><text:span text:style-name="T23"> ทางวอร์ป แต่ละทางวอร์ปต้องใช้พลังงานในการวอร์ปต่าง ๆ กันไป</text:span></text:p>
      <text:p text:style-name="P7"><text:tab/><text:span text:style-name="T23">บริษัทผลิตยานอวกาศแห่งหนึ่งผลิตยานอวกาศรุ่นราคาถูก ที่สามารถใช้ทางวอร์ปที่ใช้พลังงานไม่เกินค่า </text:span><text:span text:style-name="T17">K</text:span><text:span text:style-name="T23"> ได้เท่านั้น เนื่องจากข้อจำกัดทางด้านพลังงานดังกล่าว ทำให้ยานอวกาศนี้อาจจะไม่สามารถเดินทางจากดาวดวงหนึ่งไปยังดาวทุก ๆ ดวงได้ สมมติว่ายานอวกาศอยู่ที่ดาวหมายเลข X บรรดาดาวต่าง ๆ ที่เราสามารถใช้ยานอวกาศดังกล่าวเดินทางไปได้นั้นจะถูกเรียกว่า คลัสเตอร์ของดาว X ดังนั้น เราจะสามารถแบ่งดวงดาวในอวกาศของเราออกเป็นคลัสเตอร์ต่าง ๆ ได้ ซึ่งดาวในคลัสเตอร์นั้นจะสามารถเดินทางไปมาหากันได้ด้วยยานอวกาศราคาถูกของบริษัทดังกล่าวนั่นเอง</text:span></text:p>
      <text:p text:style-name="P7"><text:tab/><text:span text:style-name="T23">ด้วยข้อบังคับแห่งคณะกรรมการคุ้มครองผู้บริโภคแห่งอวกาศ บริษัทผลิตยานอวกาศแห่งนี้จำเป็นที่จะต้องเปิดร้านซ่อมบำรุงยานอวกาศราคาถูกดังกล่าวคลัสเตอร์ละอย่างน้อย 1 ร้าน เพื่อให้บริการลูกค้า อย่างไรก็ตาม บริษัทดังกล่าวมีเงินสำหรับเปิดร้านซ่อมบำรุงเพียงแค่ </text:span><text:span text:style-name="T17">D</text:span><text:span text:style-name="T23"> ร้านเท่านั้น ดังนั้น บริษัทดังกล่าวจะต้องผลิตยานอวกาศรุ่นราคาถูกนี้ให้มีค่า </text:span><text:span text:style-name="T17">K</text:span><text:span text:style-name="T23"> น้อยที่สุดที่มากเพียงพอที่จะทำให้ต้องมีร้านไม่เกิน </text:span><text:span text:style-name="T17">D</text:span><text:span text:style-name="T23"> ร้าน </text:span></text:p>
      <text:p text:style-name="P7"><text:span text:style-name="T23"><text:tab/>อย่างไรก็ตาม การทำธุรกิจเป็นเรื่องของการเปลี่ยนแปลง ในช่วงเวลาต่าง ๆ กันบริษัทดังกล่าวมีเงินเพียงพอที่จะเปิดร้านในจำนวนต่าง ๆ กัน ตอนที่มีเงินมากก็จะเปิดร้านซ่อมได้หลายร้าน ในช่วงเวลาดังกล่าวก็จะสร้างยานอวกาศที่มีค่า </text:span><text:span text:style-name="T17">K</text:span><text:span text:style-name="T23"> ต่ำ ๆ ตอนที่มีเงินน้อยก็จะเปิดร้านซ่อมได้น้อยร้าน ในช่วงเวลาดังกล่าวก็จะสร้างยานอวกาศที่มีค่า </text:span><text:span text:style-name="T17">K</text:span><text:span text:style-name="T23"> สูง ๆ</text:span></text:p>
      <text:p text:style-name="P7"><text:span text:style-name="T23"><text:tab/>จงเขียนโปรแกรมเพื่อรับค่า </text:span><text:span text:style-name="T17">D</text:span><text:span text:style-name="T23"> เป็นจำนวน </text:span><text:span text:style-name="T17">Q</text:span><text:span text:style-name="T23"> ค่าและคำนวณค่า </text:span><text:span text:style-name="T17">K</text:span><text:span text:style-name="T23"> ที่เหมาะสมตามค่า </text:span><text:span text:style-name="T17">D</text:span><text:span text:style-name="T23"> แต่ละค่า </text:span></text:p>
      <text:h text:style-name="P22" text:outline-level="1">Input</text:h>
      <text:list xml:id="list8376365216302828097" text:style-name="L2">
        <text:list-item>
          <text:p text:style-name="P18"><text:span text:style-name="T7">บรรทัดแรกประกอบด้วยข้อมูลจำนวนเต็ม </text:span><text:span text:style-name="T8">3</text:span><text:span text:style-name="T7"> ตัวคือ </text:span><text:span text:style-name="T2">N</text:span><text:span text:style-name="T7"> </text:span><text:span text:style-name="T9"><text:s/></text:span><text:span text:style-name="T3">M</text:span><text:span text:style-name="T9"> </text:span><text:span text:style-name="T8">และ </text:span><text:span text:style-name="T4">Q</text:span><text:span text:style-name="T5"> </text:span><text:span text:style-name="T10">(1 &lt;= N &lt;= </text:span><text:span text:style-name="T24">5,000</text:span><text:span text:style-name="T10">; </text:span><text:span text:style-name="T8">0 &lt;= M &lt;= 100,000; 1 &lt;= </text:span><text:span text:style-name="T11">Q</text:span><text:span text:style-name="T8"> &lt;= </text:span><text:span text:style-name="T12">5,000</text:span><text:span text:style-name="T10">)</text:span></text:p>
        </text:list-item>
        <text:list-item>
          <text:p text:style-name="P14">หลังจากนั้นอีก <text:span text:style-name="T18">M</text:span> บรรทัด <text:span text:style-name="T25">จะระบุทางวอร์ปต่าง ๆ บรรทัดละ 1 ทางวอร์ป โดยที่แต่ละบรรทัดจะประกอบด้วยเลขจำนวนเต็ม 3 ตัวคือ </text:span><text:span text:style-name="T18">a b c</text:span><text:span text:style-name="T25"> ซึ่งหมายความว่ามีทางวอร์ประหว่างดาว </text:span><text:span text:style-name="T18">a</text:span><text:span text:style-name="T25"> และ ดาว </text:span><text:span text:style-name="T18">b</text:span><text:span text:style-name="T25"> ที่ใช้พลังงาน </text:span><text:span text:style-name="T18">c</text:span><text:span text:style-name="T25"> (0 &lt;= a &lt; b &lt; </text:span><text:span text:style-name="T26">N</text:span><text:span text:style-name="T25">; 1 &lt;= c &lt;= 1,000,000) รับประกันว่าไม่มีสองบรรทัดใด ๆ ที่มีค่า </text:span><text:span text:style-name="T18">a</text:span><text:span text:style-name="T25">และ </text:span><text:span text:style-name="T18">b</text:span><text:span text:style-name="T25"> เหมือนกัน</text:span></text:p>
        </text:list-item>
        <text:list-item>
          <text:p text:style-name="P15">หลังจากนั้นอีก <text:span text:style-name="T14">Q</text:span> บรรทัดจะเป็นค่า <text:span text:style-name="T14">D</text:span> <text:span text:style-name="T27">โดยที่</text:span>แต่ละบรรทัดจะมีตัวเลขจำนวนเต็มหนึ่งตัวซึ่งคือค่า <text:span text:style-name="T14">D</text:span> ที่เราต้องการทราบค่า <text:span text:style-name="T14">K</text:span> ที่<text:span text:style-name="T28">น้อยที่สุดที่เป็นไปได้</text:span>เหมาะสม <text:span text:style-name="T29">(1 &lt;= D &lt; N)</text:span></text:p>
        </text:list-item>
      </text:list>
      <text:h text:style-name="P25" text:outline-level="1">Output</text:h>
      <text:p text:style-name="P16"><text:tab/><text:span text:style-name="T30">ข้อมูลส่งออกมี </text:span><text:span text:style-name="T19">Q</text:span><text:span text:style-name="T30"> บรรทัดแต่ละบรรทัดต้องระบุถึงค่า </text:span><text:span text:style-name="T19">K</text:span><text:span text:style-name="T30"> น้อยสุดที่ทำให้บริษัทนี้ไม่ต้องสร้างร้านซ่อมเกิน </text:span><text:span text:style-name="T19">D</text:span><text:span text:style-name="T30"> ร้าน โดยคิดจากค่า </text:span><text:span text:style-name="T19">D</text:span><text:span text:style-name="T30"> ตามลำดับที่ได้มาจากข้อมูลนำเข้า</text:span></text:p>
      <text:h text:style-name="P22" text:outline-level="1"><text:soft-page-break/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8">Output</text:p>
          </table:table-cell>
        </table:table-row>
        <table:table-row table:style-name="Table1.1">
          <table:table-cell table:style-name="Table1.A1" office:value-type="string">
            <text:p text:style-name="P9">5 6 4</text:p>
            <text:p text:style-name="P9">0 1 2<text:span text:style-name="T31">0</text:span></text:p>
            <text:p text:style-name="P9">0 2 1<text:span text:style-name="T31">0</text:span></text:p>
            <text:p text:style-name="P9">2 3 3<text:span text:style-name="T31">0</text:span></text:p>
            <text:p text:style-name="P9">1 3 1<text:span text:style-name="T31">0</text:span></text:p>
            <text:p text:style-name="P9">2 4 4<text:span text:style-name="T31">0</text:span></text:p>
            <text:p text:style-name="P9">3 4 5<text:span text:style-name="T31">0</text:span></text:p>
            <text:p text:style-name="P9">1</text:p>
            <text:p text:style-name="P9">2</text:p>
            <text:p text:style-name="P9">3</text:p>
            <text:p text:style-name="P9">4</text:p>
          </table:table-cell>
          <table:table-cell table:style-name="Table1.A1" office:value-type="string">
            <text:p text:style-name="P10">4<text:span text:style-name="T31">0</text:span></text:p>
            <text:p text:style-name="P10">2<text:span text:style-name="T31">0</text:span></text:p>
            <text:p text:style-name="P10">1<text:span text:style-name="T31">0</text:span></text:p>
            <text:p text:style-name="P10">1<text:span text:style-name="T31">0</text:span></text:p>
          </table:table-cell>
        </table:table-row>
      </table:table>
      <text:h text:style-name="P2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9cm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1-17T19:13:00.216717221</dc:date>
    <meta:editing-duration>PT2H12M39S</meta:editing-duration>
    <meta:editing-cycles>31</meta:editing-cycles>
    <meta:print-date>2014-09-09T23:50:22.741847462</meta:print-date>
    <meta:document-statistic meta:table-count="1" meta:image-count="0" meta:object-count="0" meta:page-count="2" meta:paragraph-count="31" meta:word-count="1710" meta:character-count="1979" meta:non-whitespace-character-count="1814"/>
  </office:meta>
</office:document-meta>
</file>